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GDT" svg:font-family="AMGDT" style:font-pitch="variable"/>
    <style:font-face style:name="Algerian" svg:font-family="Algerian" style:font-family-generic="decorative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Обычный" style:font-family-generic="swiss" style:font-pitch="variable"/>
    <style:font-face style:name="BankGothic Md BT" svg:font-family="'BankGothic Md BT'" style:font-family-generic="swiss" style:font-pitch="variable"/>
    <style:font-face style:name="Candara" svg:font-family="Candara" style:font-family-generic="swiss" style:font-pitch="variable"/>
    <style:font-face style:name="Complex" svg:font-family="Complex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manT" svg:font-family="Roman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1cm" svg:stroke-color="#000000" draw:marker-start-width="0.502cm" draw:marker-end-width="0.502cm" draw:fill-color="#000000" draw:textarea-horizontal-align="justify" draw:textarea-vertical-align="middle" draw:auto-grow-height="false" fo:min-height="20.246cm" fo:min-width="17.346cm" fo:padding-top="0.226cm" fo:padding-bottom="0.226cm" fo:padding-left="0.351cm" fo:padding-right="0.351cm"/>
    </style:style>
    <style:style style:name="gr2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17.782cm" fo:min-width="10.00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13.702cm" fo:min-width="7.632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1.886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2.925cm" fo:min-width="3.332cm"/>
    </style:style>
    <style:style style:name="gr6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9.674cm" fo:min-width="5.264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5.68cm" fo:min-width="2.93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2.96cm" fo:min-width="1.34cm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9cm" fo:min-width="0cm"/>
      <style:paragraph-properties style:writing-mode="lr-tb"/>
    </style:style>
    <style:style style:name="gr11" style:family="graphic" style:parent-style-name="objectwithoutfill">
      <style:graphic-properties draw:stroke="dash" draw:stroke-dash="Double_20_Dash_20__28_Rounded_29_" svg:stroke-color="#000000" svg:stroke-linecap="roun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fo:font-size="96pt" style:font-size-asian="96pt" style:font-size-complex="96pt"/>
    </style:style>
    <style:style style:name="P3" style:family="paragraph">
      <loext:graphic-properties draw:fill="none" draw:fill-color="#ffffff"/>
      <style:text-properties fo:color="#ffffff" loext:opacity="100%"/>
    </style:style>
    <style:style style:name="P4" style:family="paragraph">
      <style:text-properties style:font-name="Candara"/>
    </style:style>
    <style:style style:name="P5" style:family="paragraph">
      <loext:graphic-properties draw:fill="none" draw:fill-color="#ffffff"/>
      <style:text-properties fo:color="#ffffff" loext:opacity="100%" style:font-name="Candara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color="#ffffff" loext:opacity="100%" fo:font-size="96pt" style:font-size-asian="96pt" style:font-size-complex="96pt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style:font-name="Candara"/>
    </style:style>
    <style:style style:name="T4" style:family="text">
      <style:text-properties style:font-name="Arial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0cm" svg:height="22.65cm" svg:x="0.5cm" svg:y="6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5cm" svg:height="22.53cm" svg:x="3cm" svg:y="6.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1.65cm" svg:height="17.47cm" svg:x="4.675cm" svg:y="9.1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measurelines" svg:width="2.386cm" svg:height="4.036cm" svg:x="11.264cm" svg:y="-25.037cm">
          <draw:text-box>
            <text:p><text:span text:style-name="T1">7</text:span></text:p>
          </draw:text-box>
        </draw:frame>
        <draw:frame draw:style-name="gr4" draw:text-style-name="P2" draw:layer="measurelines" svg:width="2.386cm" svg:height="4.036cm" svg:x="11.264cm" svg:y="-17.751cm">
          <draw:text-box>
            <text:p><text:span text:style-name="T1">8</text:span></text:p>
          </draw:text-box>
        </draw:frame>
        <draw:custom-shape draw:style-name="gr5" draw:text-style-name="P1" draw:layer="measurelines" svg:width="7cm" svg:height="4cm" svg:x="7cm" svg:y="2.5cm">
          <text:p/>
          <draw:enhanced-geometry svg:viewBox="0 0 21600 21600" draw:text-areas="?f0 0 ?f2 ?f5" draw:mirror-horizontal="false" draw:mirror-vertical="false" draw:type="down-arrow" draw:modifiers="13460.832189123 4887.49214330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8.3cm" svg:height="12.46cm" svg:x="6.35cm" svg:y="11.61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0.853cm" svg:height="0.962cm" svg:x="5cm" svg:y="17.245cm">
          <draw:text-box>
            <text:p><text:span text:style-name="T2">8</text:span></text:p>
          </draw:text-box>
        </draw:frame>
        <draw:frame draw:style-name="gr7" draw:text-style-name="P3" draw:layer="layout" svg:width="0.853cm" svg:height="0.962cm" svg:x="3.397cm" svg:y="17.245cm">
          <draw:text-box>
            <text:p><text:span text:style-name="T2">7</text:span></text:p>
          </draw:text-box>
        </draw:frame>
        <draw:frame draw:style-name="gr7" draw:text-style-name="P3" draw:layer="layout" svg:width="0.853cm" svg:height="0.962cm" svg:x="6.75cm" svg:y="17.283cm">
          <draw:text-box>
            <text:p><text:span text:style-name="T2">9</text:span></text:p>
          </draw:text-box>
        </draw:frame>
        <draw:custom-shape draw:style-name="gr8" draw:text-style-name="P1" draw:layer="layout" svg:width="5cm" svg:height="7.5cm" svg:x="8cm" svg:y="14.09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.75cm" svg:height="4.12cm" svg:x="9.125cm" svg:y="15.78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0.853cm" svg:height="0.962cm" svg:x="15.103cm" svg:y="17.245cm">
          <draw:text-box>
            <text:p><text:span text:style-name="T2">8</text:span></text:p>
          </draw:text-box>
        </draw:frame>
        <draw:frame draw:style-name="gr7" draw:text-style-name="P3" draw:layer="layout" svg:width="0.853cm" svg:height="0.962cm" svg:x="16.75cm" svg:y="17.283cm">
          <draw:text-box>
            <text:p><text:span text:style-name="T2">7</text:span></text:p>
          </draw:text-box>
        </draw:frame>
        <draw:frame draw:style-name="gr7" draw:text-style-name="P3" draw:layer="layout" svg:width="0.853cm" svg:height="0.962cm" svg:x="13.397cm" svg:y="17.245cm">
          <draw:text-box>
            <text:p><text:span text:style-name="T2">9</text:span></text:p>
          </draw:text-box>
        </draw:frame>
        <draw:frame draw:style-name="gr10" draw:text-style-name="P5" draw:layer="layout" svg:width="0.929cm" svg:height="0.959cm" svg:x="10.071cm" svg:y="17.366cm">
          <draw:text-box>
            <text:p text:style-name="P4"><text:span text:style-name="T3">X</text:span></text:p>
          </draw:text-box>
        </draw:frame>
        <draw:line draw:style-name="gr11" draw:text-style-name="P6" draw:layer="layout" svg:x1="0cm" svg:y1="2cm" svg:x2="19cm" svg:y2="2cm">
          <text:p/>
        </draw:line>
        <draw:frame draw:style-name="gr12" draw:text-style-name="P7" draw:layer="layout" svg:width="2.75cm" svg:height="0.962cm" svg:x="0.5cm" svg:y="0.438cm">
          <draw:text-box>
            <text:p><text:span text:style-name="T4">ППСПн</text:span></text:p>
          </draw:text-box>
        </draw:frame>
        <draw:frame draw:style-name="gr7" draw:text-style-name="P9" draw:layer="layout" svg:width="7.525cm" svg:height="1.673cm" svg:x="13.247cm" svg:y="0.325cm">
          <draw:text-box>
            <text:p text:style-name="P8"><text:span text:style-name="T5">Стрелок: <text:s text:c="42"/></text:span></text:p>
            <text:p text:style-name="P8"><text:span text:style-name="T5"><text:s text:c="59"/></text:span></text:p>
            <text:p text:style-name="P8"><text:span text:style-name="T5">№ </text:span><text:span text:style-name="T5">мишени: <text:s text:c="39"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GDT" svg:font-family="AMGDT" style:font-pitch="variable"/>
    <style:font-face style:name="Algerian" svg:font-family="Algerian" style:font-family-generic="decorative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Обычный" style:font-family-generic="swiss" style:font-pitch="variable"/>
    <style:font-face style:name="BankGothic Md BT" svg:font-family="'BankGothic Md BT'" style:font-family-generic="swiss" style:font-pitch="variable"/>
    <style:font-face style:name="Candara" svg:font-family="Candara" style:font-family-generic="swiss" style:font-pitch="variable"/>
    <style:font-face style:name="Complex" svg:font-family="Complex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manT" svg:font-family="Roman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3T13:44:08.944000000</meta:creation-date>
    <meta:editing-duration>PT1H41M22S</meta:editing-duration>
    <meta:editing-cycles>13</meta:editing-cycles>
    <meta:generator>LibreOffice/7.3.4.2$Windows_X86_64 LibreOffice_project/728fec16bd5f605073805c3c9e7c4212a0120dc5</meta:generator>
    <dc:date>2024-03-12T23:44:32.063000000</dc:date>
    <meta:document-statistic meta:object-count="19"/>
  </office:meta>
</office:document-meta>
</file>